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292.2385002354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7.20569421710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95.59658866081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9.43806451788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2.083798813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3.6776129660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1.92610189256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5.80284289740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1.0031734485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5.86534529484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35813768202004" calcext:value-type="float">
            <text:p>0.013581376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35739520055582" calcext:value-type="float">
            <text:p>0.005357395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87754762172699" calcext:value-type="float">
            <text:p>0.018775476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706364604191385" calcext:value-type="float">
            <text:p>0.00706364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9699999999997" calcext:value-type="float">
            <text:p>15.9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485191489575736" calcext:value-type="float">
            <text:p>0.04851914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836750293464949" calcext:value-type="float">
            <text:p>0.008367502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8890237808228" calcext:value-type="float">
            <text:p>0.016889023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37345925100594" calcext:value-type="float">
            <text:p>0.003373459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6.8399999999998" calcext:value-type="float">
            <text:p>16.84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2746294323328" calcext:value-type="float">
            <text:p>0.018274629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94028155120634" calcext:value-type="float">
            <text:p>0.005940281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93217973235739" calcext:value-type="float">
            <text:p>0.006932179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6999999999997" calcext:value-type="float">
            <text:p>14.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57515408335683" calcext:value-type="float">
            <text:p>0.007575154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34508803455581" calcext:value-type="float">
            <text:p>0.00334508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8699999999997" calcext:value-type="float">
            <text:p>14.87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070301559655" calcext:value-type="float">
            <text:p>0.0180703016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86688682611104" calcext:value-type="float">
            <text:p>0.0058668868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73105173325062" calcext:value-type="float">
            <text:p>0.005731051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9500000000003" calcext:value-type="float">
            <text:p>19.9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51527668662642" calcext:value-type="float">
            <text:p>0.0075152767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99610446661715" calcext:value-type="float">
            <text:p>0.002996104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9200000000005" calcext:value-type="float">
            <text:p>20.92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672787152287" calcext:value-type="float">
            <text:p>0.017672787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96420484144261" calcext:value-type="float">
            <text:p>0.0059642048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57828488929517" calcext:value-type="float">
            <text:p>0.004578284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6.2900000000013" calcext:value-type="float">
            <text:p>26.29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63043897687966" calcext:value-type="float">
            <text:p>0.00763043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6627180561346" calcext:value-type="float">
            <text:p>0.002662718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6.9700000000014" calcext:value-type="float">
            <text:p>26.97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81292913161883" calcext:value-type="float">
            <text:p>0.018129291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97003065486672" calcext:value-type="float">
            <text:p>0.005970030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57949468100687" calcext:value-type="float">
            <text:p>0.003579494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600000000019" calcext:value-type="float">
            <text:p>29.8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35626717134285" calcext:value-type="float">
            <text:p>0.007356267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48004456629318" calcext:value-type="float">
            <text:p>0.002480044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800000000019" calcext:value-type="float">
            <text:p>29.88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57654912252354" calcext:value-type="float">
            <text:p>0.057654912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290044599578016" calcext:value-type="float">
            <text:p>0.0290044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547874927521" calcext:value-type="float">
            <text:p>0.019954787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982498944567728" calcext:value-type="float">
            <text:p>0.009824989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700000000018" calcext:value-type="float">
            <text:p>29.6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762960938572747" calcext:value-type="float">
            <text:p>0.076296093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286422907867679" calcext:value-type="float">
            <text:p>0.028642290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149334767564864" calcext:value-type="float">
            <text:p>0.014933476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500000000019" calcext:value-type="float">
            <text:p>29.95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1010001363793" calcext:value-type="float">
            <text:p>0.0271010001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03451148725411" calcext:value-type="float">
            <text:p>0.010345114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723167910417308" calcext:value-type="float">
            <text:p>0.007231679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4.3499999999997" calcext:value-type="float">
            <text:p>14.3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19574233548476" calcext:value-type="float">
            <text:p>0.011957423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99676583248739" calcext:value-type="float">
            <text:p>0.002996765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6.4899999999998" calcext:value-type="float">
            <text:p>16.49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7373989686641" calcext:value-type="float">
            <text:p>0.027373989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928571129088025" calcext:value-type="float">
            <text:p>0.009285711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96333960212351" calcext:value-type="float">
            <text:p>0.005963339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3500000000002" calcext:value-type="float">
            <text:p>19.3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8962231640197" calcext:value-type="float">
            <text:p>0.010896223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56250250339508" calcext:value-type="float">
            <text:p>0.01562502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76354470653106" calcext:value-type="float">
            <text:p>0.002763544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6400000000017" calcext:value-type="float">
            <text:p>28.64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01268347640644" calcext:value-type="float">
            <text:p>0.040126834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88354197419496" calcext:value-type="float">
            <text:p>0.008835419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77279853820801" calcext:value-type="float">
            <text:p>0.017727985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5782880347045" calcext:value-type="float">
            <text:p>0.00457828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4.130000000001" calcext:value-type="float">
            <text:p>24.1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50599881760026" calcext:value-type="float">
            <text:p>0.03505998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4391825322814" calcext:value-type="float">
            <text:p>0.010439182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8842072486877" calcext:value-type="float">
            <text:p>0.019884207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94086540598417" calcext:value-type="float">
            <text:p>0.002940865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3.8900000000009" calcext:value-type="float">
            <text:p>23.89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538125809512941" calcext:value-type="float">
            <text:p>0.053812581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983534520700414" calcext:value-type="float">
            <text:p>0.009835345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453604221344" calcext:value-type="float">
            <text:p>0.019453604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24466649819168" calcext:value-type="float">
            <text:p>0.004244666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800000000019" calcext:value-type="float">
            <text:p>29.9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776846787800482" calcext:value-type="float">
            <text:p>0.077684678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9710350189105" calcext:value-type="float">
            <text:p>0.01097103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42350377830665" calcext:value-type="float">
            <text:p>0.004423503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700000000019" calcext:value-type="float">
            <text:p>29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8:20:10.310942729</meta:creation-date>
    <dc:date>2020-10-04T08:21:17.480167673</dc:date>
    <meta:editing-duration>PT1M7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